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4000002D8DB3E4984C325C9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33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4.9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78cm, 0cm, 1.356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00ced1" loext:opacity="100%"/>
    </style:style>
    <style:style style:name="P2" style:family="paragraph">
      <loext:graphic-properties draw:fill="none" draw:fill-color="#ffffff"/>
      <style:paragraph-properties style:writing-mode="lr-tb"/>
      <style:text-properties fo:color="#00ced1" loext:opacity="100%" style:font-name="Atkinson Hyperlegible" fo:font-size="36pt" fo:font-weight="normal" style:font-size-asian="36pt" style:font-weight-asian="normal" style:font-size-complex="3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ced1" loext:opacity="100%" style:text-outline="true" style:font-name="Atkinson Hyperlegible" fo:font-size="36pt" fo:text-shadow="1pt 1pt" style:font-size-asian="36pt" style:font-size-complex="36pt"/>
    </style:style>
    <style:style style:name="T2" style:family="text">
      <style:text-properties fo:color="#00ced1" loext:opacity="100%" style:font-name="Atkinson Hyperlegibl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623cm" svg:height="1.582cm" draw:transform="rotate (1.5707963267949) translate (1.258cm 17.145cm)">
          <draw:text-box>
            <text:p><text:span text:style-name="T1">Hoon School Live · Lesson 4</text:span></text:p>
          </draw:text-box>
        </draw:frame>
        <draw:frame draw:style-name="gr2" draw:text-style-name="P2" draw:layer="layout" svg:width="15.42cm" svg:height="1.581cm" draw:transform="rotate (1.5707963267949) translate (3.175cm 16.69cm)">
          <draw:text-box>
            <text:p><text:span text:style-name="T2">Working with Lists</text:span></text:p>
          </draw:text-box>
        </draw:frame>
        <draw:frame draw:style-name="gr3" draw:text-style-name="P3" draw:layer="layout" svg:width="21.82cm" svg:height="17.501cm" svg:x="6.17cm" svg:y="0.001cm">
          <draw:image xlink:href="Pictures/1000000000000444000002D8DB3E4984C325C9C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2-18T10:10:48.077640481</dc:date>
    <meta:editing-duration>PT7H18M49S</meta:editing-duration>
    <meta:editing-cycles>220</meta:editing-cycles>
    <meta:generator>LibreOffice/7.2.5.2$Linux_X86_64 LibreOffice_project/20$Build-2</meta:generator>
    <meta:document-statistic meta:object-count="26"/>
  </office:meta>
</office:document-meta>
</file>